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HG Mincho Light J" svg:font-family="'HG Mincho Light J', msmincho" style:font-pitch="variable"/>
    <style:font-face style:name="Nimbus Sans L" svg:font-family="'Nimbus Sans L', Arial" style:font-pitch="variable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9.472cm" style:type="center"/>
          <style:tab-stop style:position="16.999cm" style:type="right"/>
        </style:tab-stops>
      </style:paragraph-properties>
      <style:text-properties style:font-name="Liberation Serif" fo:font-size="12pt" fo:font-style="normal" fo:font-weight="bold" officeooo:paragraph-rsid="000641e8" style:font-size-asian="12pt" style:font-style-asian="normal" style:font-size-complex="12pt" style:font-style-complex="normal"/>
    </style:style>
    <style:style style:name="P2" style:family="paragraph" style:parent-style-name="Header">
      <style:text-properties style:font-name="Arial" fo:font-size="14pt" fo:font-weight="bold" officeooo:paragraph-rsid="000641e8" style:font-size-asian="14pt" style:font-weight-asian="bold" style:font-size-complex="14pt" style:font-weight-complex="bold"/>
    </style:style>
    <style:style style:name="P3" style:family="paragraph" style:parent-style-name="Header">
      <style:paragraph-properties>
        <style:tab-stops>
          <style:tab-stop style:position="9.499cm" style:type="center"/>
          <style:tab-stop style:position="16.999cm" style:type="right"/>
        </style:tab-stops>
      </style:paragraph-properties>
      <style:text-properties style:font-name="Arial" fo:font-size="14pt" fo:font-weight="bold" officeooo:paragraph-rsid="000641e8" style:font-size-asian="14pt" style:font-weight-asian="bold" style:font-size-complex="14pt" style:font-weight-complex="bold"/>
    </style:style>
    <style:style style:name="P4" style:family="paragraph" style:parent-style-name="Header">
      <style:paragraph-properties>
        <style:tab-stops>
          <style:tab-stop style:position="9.472cm" style:type="center"/>
          <style:tab-stop style:position="16.999cm" style:type="right"/>
        </style:tab-stops>
      </style:paragraph-properties>
      <style:text-properties style:font-name="Arial" fo:font-size="14pt" fo:font-weight="bold" officeooo:paragraph-rsid="008897f3"/>
    </style:style>
    <style:style style:name="P5" style:family="paragraph" style:parent-style-name="Standard">
      <style:text-properties officeooo:rsid="002b75b3" officeooo:paragraph-rsid="00641ac5"/>
    </style:style>
    <style:style style:name="P6" style:family="paragraph" style:parent-style-name="Standard">
      <style:paragraph-properties fo:break-before="page"/>
      <style:text-properties style:text-underline-style="solid" style:text-underline-width="auto" style:text-underline-color="font-color" officeooo:rsid="00172e6e" officeooo:paragraph-rsid="00298829"/>
    </style:style>
    <style:style style:name="P7" style:family="paragraph" style:parent-style-name="Standard" style:list-style-name="L1">
      <style:text-properties officeooo:rsid="0013c118" officeooo:paragraph-rsid="00298829"/>
    </style:style>
    <style:style style:name="P8" style:family="paragraph" style:parent-style-name="Standard" style:list-style-name="L1">
      <style:text-properties officeooo:rsid="0013c118" officeooo:paragraph-rsid="00298829" fo:background-color="#ffffff"/>
    </style:style>
    <style:style style:name="P9" style:family="paragraph" style:parent-style-name="Standard" style:list-style-name="L1">
      <style:text-properties officeooo:rsid="00150bbd" officeooo:paragraph-rsid="00298829" fo:background-color="#ffffff"/>
    </style:style>
    <style:style style:name="P10" style:family="paragraph" style:parent-style-name="Standard" style:list-style-name="L2">
      <style:text-properties officeooo:rsid="00150bbd" officeooo:paragraph-rsid="00298829" fo:background-color="#ffffff"/>
    </style:style>
    <style:style style:name="P11" style:family="paragraph" style:parent-style-name="Standard" style:list-style-name="L1">
      <style:text-properties officeooo:rsid="0016ab2e" officeooo:paragraph-rsid="00298829" fo:background-color="#ffffff"/>
    </style:style>
    <style:style style:name="P12" style:family="paragraph" style:parent-style-name="Standard" style:list-style-name="L2">
      <style:text-properties officeooo:rsid="0016ab2e" officeooo:paragraph-rsid="00298829" fo:background-color="#ffffff"/>
    </style:style>
    <style:style style:name="P13" style:family="paragraph" style:parent-style-name="Standard" style:list-style-name="L2">
      <style:text-properties officeooo:rsid="00298829" officeooo:paragraph-rsid="00298829" fo:background-color="#ffffff"/>
    </style:style>
    <style:style style:name="P14" style:family="paragraph" style:parent-style-name="Standard" style:list-style-name="L2">
      <style:text-properties officeooo:rsid="00298829" officeooo:paragraph-rsid="002b75b3" fo:background-color="#ffffff"/>
    </style:style>
    <style:style style:name="P15" style:family="paragraph" style:parent-style-name="Standard" style:list-style-name="L2">
      <style:text-properties officeooo:rsid="00298829" officeooo:paragraph-rsid="00328cc6" fo:background-color="#ffffff"/>
    </style:style>
    <style:style style:name="P16" style:family="paragraph" style:parent-style-name="Standard" style:list-style-name="L2">
      <style:text-properties officeooo:rsid="002cc6fe" officeooo:paragraph-rsid="002cc6fe" fo:background-color="#ffffff"/>
    </style:style>
    <style:style style:name="P17" style:family="paragraph" style:parent-style-name="Standard" style:list-style-name="L3">
      <style:text-properties officeooo:rsid="002ec202" officeooo:paragraph-rsid="002ec202" fo:background-color="#ffffff"/>
    </style:style>
    <style:style style:name="P18" style:family="paragraph" style:parent-style-name="Standard" style:list-style-name="L2">
      <style:text-properties officeooo:rsid="002ec202" officeooo:paragraph-rsid="002ec202" fo:background-color="#ffffff"/>
    </style:style>
    <style:style style:name="P19" style:family="paragraph" style:parent-style-name="Standard" style:list-style-name="L2">
      <style:text-properties officeooo:rsid="002ec202" officeooo:paragraph-rsid="002fbf01" fo:background-color="#ffffff"/>
    </style:style>
    <style:style style:name="P20" style:family="paragraph" style:parent-style-name="Standard" style:list-style-name="L4">
      <style:text-properties officeooo:rsid="002ec202" officeooo:paragraph-rsid="00641ac5" fo:background-color="#ffffff"/>
    </style:style>
    <style:style style:name="P21" style:family="paragraph" style:parent-style-name="Standard">
      <style:text-properties officeooo:rsid="0033be34" officeooo:paragraph-rsid="00641ac5" fo:background-color="#ffffff"/>
    </style:style>
    <style:style style:name="P22" style:family="paragraph" style:parent-style-name="Standard" style:list-style-name="L4">
      <style:text-properties officeooo:rsid="00343d54" officeooo:paragraph-rsid="00641ac5" fo:background-color="#ffffff"/>
    </style:style>
    <style:style style:name="P23" style:family="paragraph" style:parent-style-name="Standard">
      <style:text-properties officeooo:rsid="0036181e" officeooo:paragraph-rsid="00641ac5" fo:background-color="#ffffff"/>
    </style:style>
    <style:style style:name="P24" style:family="paragraph" style:parent-style-name="Standard" style:list-style-name="L4">
      <style:text-properties officeooo:rsid="0038e245" officeooo:paragraph-rsid="00641ac5" fo:background-color="#ffffff"/>
    </style:style>
    <style:style style:name="P25" style:family="paragraph" style:parent-style-name="Standard" style:list-style-name="L2">
      <style:text-properties officeooo:paragraph-rsid="00328cc6" fo:background-color="#ffffff"/>
    </style:style>
    <style:style style:name="P26" style:family="paragraph" style:parent-style-name="Standard">
      <style:text-properties style:text-underline-style="solid" style:text-underline-width="auto" style:text-underline-color="font-color" officeooo:rsid="00172e6e" officeooo:paragraph-rsid="00298829" fo:background-color="#ffffff"/>
    </style:style>
    <style:style style:name="P27" style:family="paragraph" style:parent-style-name="Standard">
      <style:text-properties style:text-underline-style="solid" style:text-underline-width="auto" style:text-underline-color="font-color" officeooo:rsid="00172e6e" officeooo:paragraph-rsid="002ec202" fo:background-color="#ffffff"/>
    </style:style>
    <style:style style:name="P28" style:family="paragraph" style:parent-style-name="Standard" style:list-style-name="L1">
      <style:paragraph-properties fo:padding="0.049cm" fo:border="0.06pt solid #000000"/>
      <style:text-properties officeooo:rsid="0085f128" officeooo:paragraph-rsid="0085f128" fo:background-color="#ffffff"/>
    </style:style>
    <style:style style:name="P29" style:family="paragraph" style:parent-style-name="Standard" style:list-style-name="L2">
      <style:paragraph-properties fo:padding="0.049cm" fo:border="0.06pt solid #000000"/>
      <style:text-properties officeooo:rsid="0085f128" officeooo:paragraph-rsid="00298829" fo:background-color="#ffffff"/>
    </style:style>
    <style:style style:name="P30" style:family="paragraph" style:parent-style-name="Standard" style:list-style-name="L2">
      <style:paragraph-properties fo:padding="0.049cm" fo:border="0.06pt solid #000000"/>
      <style:text-properties officeooo:rsid="0085f128" officeooo:paragraph-rsid="0085f128" fo:background-color="#ffffff"/>
    </style:style>
    <style:style style:name="P31" style:family="paragraph" style:parent-style-name="Standard" style:list-style-name="L1">
      <style:paragraph-properties fo:padding="0.049cm" fo:border="0.06pt solid #000000"/>
      <style:text-properties officeooo:rsid="007f6cbc" officeooo:paragraph-rsid="007f6cbc" fo:background-color="#ffffff"/>
    </style:style>
    <style:style style:name="P32" style:family="paragraph" style:parent-style-name="Standard" style:list-style-name="L2">
      <style:paragraph-properties fo:padding="0.049cm" fo:border="0.06pt solid #000000"/>
      <style:text-properties officeooo:rsid="0013c118" officeooo:paragraph-rsid="00298829" fo:background-color="#ffffff"/>
    </style:style>
    <style:style style:name="P33" style:family="paragraph" style:parent-style-name="Standard" style:list-style-name="L2">
      <style:paragraph-properties fo:padding="0.049cm" fo:border="0.06pt solid #000000"/>
      <style:text-properties officeooo:rsid="0013c118" officeooo:paragraph-rsid="002b75b3" fo:background-color="#ffffff"/>
    </style:style>
    <style:style style:name="P34" style:family="paragraph" style:parent-style-name="Standard" style:list-style-name="L2">
      <style:paragraph-properties fo:padding="0.049cm" fo:border="0.06pt solid #000000"/>
      <style:text-properties officeooo:rsid="0013c118" officeooo:paragraph-rsid="002cc6fe" fo:background-color="#ffffff"/>
    </style:style>
    <style:style style:name="P35" style:family="paragraph" style:parent-style-name="Standard" style:list-style-name="L2">
      <style:paragraph-properties fo:padding="0.049cm" fo:border="0.06pt solid #000000"/>
      <style:text-properties officeooo:rsid="0013c118" officeooo:paragraph-rsid="002ec202" fo:background-color="#ffffff"/>
    </style:style>
    <style:style style:name="P36" style:family="paragraph" style:parent-style-name="Standard" style:list-style-name="L2">
      <style:paragraph-properties fo:padding="0.049cm" fo:border="0.06pt solid #000000"/>
      <style:text-properties officeooo:rsid="0013c118" officeooo:paragraph-rsid="002fbf01" fo:background-color="#ffffff"/>
    </style:style>
    <style:style style:name="P37" style:family="paragraph" style:parent-style-name="Standard" style:list-style-name="L2">
      <style:paragraph-properties fo:padding="0.049cm" fo:border="0.06pt solid #000000"/>
      <style:text-properties officeooo:rsid="0013c118" officeooo:paragraph-rsid="003ad37d" fo:background-color="#ffffff"/>
    </style:style>
    <style:style style:name="P38" style:family="paragraph" style:parent-style-name="Standard" style:list-style-name="L4">
      <style:paragraph-properties fo:padding="0.049cm" fo:border="0.06pt solid #000000"/>
      <style:text-properties officeooo:rsid="0013c118" officeooo:paragraph-rsid="00641ac5" fo:background-color="#ffffff"/>
    </style:style>
    <style:style style:name="P39" style:family="paragraph" style:parent-style-name="Standard" style:list-style-name="L2">
      <style:paragraph-properties fo:padding="0.049cm" fo:border="0.06pt solid #000000"/>
      <style:text-properties officeooo:rsid="007fa108" officeooo:paragraph-rsid="007fa108" fo:background-color="#ffffff"/>
    </style:style>
    <style:style style:name="P40" style:family="paragraph" style:parent-style-name="Standard" style:list-style-name="L2">
      <style:paragraph-properties fo:padding="0.049cm" fo:border="0.06pt solid #000000"/>
      <style:text-properties officeooo:rsid="0034abef" officeooo:paragraph-rsid="0054111c" fo:background-color="#ffffff"/>
    </style:style>
    <style:style style:name="P41" style:family="paragraph" style:parent-style-name="Standard" style:list-style-name="L2">
      <style:paragraph-properties fo:padding="0.049cm" fo:border="0.06pt solid #000000"/>
      <style:text-properties officeooo:rsid="0034abef" officeooo:paragraph-rsid="00298829" fo:background-color="#ffffff"/>
    </style:style>
    <style:style style:name="P42" style:family="paragraph" style:parent-style-name="Standard" style:list-style-name="L2">
      <style:paragraph-properties fo:padding="0.049cm" fo:border="0.06pt solid #000000"/>
      <style:text-properties officeooo:rsid="00865428" officeooo:paragraph-rsid="002b75b3" fo:background-color="#ffffff"/>
    </style:style>
    <style:style style:name="P43" style:family="paragraph" style:parent-style-name="Standard" style:list-style-name="L4">
      <style:paragraph-properties fo:padding="0.049cm" fo:border="0.06pt solid #000000"/>
      <style:text-properties officeooo:rsid="00865428" officeooo:paragraph-rsid="00865428" fo:background-color="#ffffff"/>
    </style:style>
    <style:style style:name="P44" style:family="paragraph" style:parent-style-name="Standard" style:list-style-name="L4">
      <style:paragraph-properties fo:padding="0.049cm" fo:border="0.06pt solid #000000"/>
      <style:text-properties officeooo:rsid="00865428" officeooo:paragraph-rsid="00641ac5" fo:background-color="#ffffff"/>
    </style:style>
    <style:style style:name="P45" style:family="paragraph" style:parent-style-name="Standard" style:list-style-name="L2">
      <style:paragraph-properties fo:padding="0.049cm" fo:border="0.06pt solid #000000"/>
      <style:text-properties officeooo:rsid="00801bca" officeooo:paragraph-rsid="002b75b3" fo:background-color="#ffffff"/>
    </style:style>
    <style:style style:name="P46" style:family="paragraph" style:parent-style-name="Standard" style:list-style-name="L2">
      <style:paragraph-properties fo:padding="0.049cm" fo:border="0.06pt solid #000000"/>
      <style:text-properties officeooo:rsid="00801bca" officeooo:paragraph-rsid="002ec202" fo:background-color="#ffffff"/>
    </style:style>
    <style:style style:name="P47" style:family="paragraph" style:parent-style-name="Standard" style:list-style-name="L2">
      <style:paragraph-properties fo:padding="0.049cm" fo:border="0.06pt solid #000000"/>
      <style:text-properties officeooo:rsid="0087ec52" officeooo:paragraph-rsid="002ec202" fo:background-color="#ffffff"/>
    </style:style>
    <style:style style:name="P48" style:family="paragraph" style:parent-style-name="Standard" style:list-style-name="L2">
      <style:paragraph-properties fo:padding="0.049cm" fo:border="0.06pt solid #000000"/>
      <style:text-properties officeooo:rsid="0087ec52" officeooo:paragraph-rsid="00298829" fo:background-color="#ffffff"/>
    </style:style>
    <style:style style:name="P49" style:family="paragraph" style:parent-style-name="Standard" style:list-style-name="L2">
      <style:paragraph-properties fo:padding="0.049cm" fo:border="0.06pt solid #000000"/>
      <style:text-properties officeooo:rsid="0087ec52" officeooo:paragraph-rsid="002fbf01" fo:background-color="#ffffff"/>
    </style:style>
    <style:style style:name="P50" style:family="paragraph" style:parent-style-name="Standard" style:list-style-name="L2">
      <style:paragraph-properties fo:padding="0.049cm" fo:border="0.06pt solid #000000"/>
      <style:text-properties officeooo:rsid="0087ec52" officeooo:paragraph-rsid="0087ec52" fo:background-color="#ffffff"/>
    </style:style>
    <style:style style:name="P51" style:family="paragraph" style:parent-style-name="Standard" style:list-style-name="L2">
      <style:paragraph-properties fo:padding="0.049cm" fo:border="0.06pt solid #000000"/>
      <style:text-properties officeooo:rsid="004da184" officeooo:paragraph-rsid="0087ec52" fo:background-color="#ffffff"/>
    </style:style>
    <style:style style:name="P52" style:family="paragraph" style:parent-style-name="Standard" style:list-style-name="L4">
      <style:paragraph-properties fo:padding="0.049cm" fo:border="0.06pt solid #000000"/>
      <style:text-properties officeooo:rsid="007b5803" officeooo:paragraph-rsid="007b5803" fo:background-color="#ffffff"/>
    </style:style>
    <style:style style:name="P53" style:family="paragraph" style:parent-style-name="Standard" style:list-style-name="L4">
      <style:paragraph-properties fo:padding="0.049cm" fo:border="0.06pt solid #000000"/>
      <style:text-properties officeooo:rsid="008897f3" officeooo:paragraph-rsid="008897f3" fo:background-color="#ffffff"/>
    </style:style>
    <style:style style:name="P54" style:family="paragraph" style:parent-style-name="Standard" style:list-style-name="L4">
      <style:paragraph-properties fo:padding="0.049cm" fo:border="0.06pt solid #000000"/>
      <style:text-properties officeooo:rsid="008897f3" officeooo:paragraph-rsid="00641ac5" fo:background-color="#ffffff"/>
    </style:style>
    <style:style style:name="P55" style:family="paragraph" style:parent-style-name="Standard" style:list-style-name="L4">
      <style:paragraph-properties fo:padding="0.049cm" fo:border="0.06pt solid #000000"/>
      <style:text-properties officeooo:rsid="007cac4f" officeooo:paragraph-rsid="00803a23" fo:background-color="#ffffff"/>
    </style:style>
    <style:style style:name="P56" style:family="paragraph" style:parent-style-name="Standard" style:list-style-name="L4">
      <style:paragraph-properties fo:padding="0.049cm" fo:border="0.06pt solid #000000"/>
      <style:text-properties officeooo:rsid="0079f47c" officeooo:paragraph-rsid="0079f47c" fo:background-color="#ffffff"/>
    </style:style>
    <style:style style:name="P57" style:family="paragraph" style:parent-style-name="Standard" style:list-style-name="L1">
      <style:paragraph-properties fo:padding="0.049cm" fo:border="0.06pt solid #000000"/>
      <style:text-properties officeooo:paragraph-rsid="00298829" fo:background-color="#ffffff"/>
    </style:style>
    <style:style style:name="P58" style:family="paragraph" style:parent-style-name="Standard" style:list-style-name="L2">
      <style:paragraph-properties fo:padding="0.049cm" fo:border="0.06pt solid #000000"/>
      <style:text-properties officeooo:paragraph-rsid="00298829" fo:background-color="#ffffff"/>
    </style:style>
    <style:style style:name="P59" style:family="paragraph" style:parent-style-name="Standard" style:list-style-name="L2">
      <style:paragraph-properties fo:padding="0.049cm" fo:border="0.06pt solid #000000"/>
      <style:text-properties officeooo:paragraph-rsid="002cc6fe" fo:background-color="#ffffff"/>
    </style:style>
    <style:style style:name="P60" style:family="paragraph" style:parent-style-name="Standard" style:list-style-name="L2">
      <style:paragraph-properties fo:padding="0.049cm" fo:border="0.06pt solid #000000"/>
      <style:text-properties officeooo:paragraph-rsid="003ad37d" fo:background-color="#ffffff"/>
    </style:style>
    <style:style style:name="P61" style:family="paragraph" style:parent-style-name="Standard" style:list-style-name="L4">
      <style:paragraph-properties fo:padding="0.049cm" fo:border="0.06pt solid #000000"/>
      <style:text-properties officeooo:paragraph-rsid="008231b0" fo:background-color="#ffffff"/>
    </style:style>
    <style:style style:name="P62" style:family="paragraph" style:parent-style-name="Header">
      <style:paragraph-properties>
        <style:tab-stops>
          <style:tab-stop style:position="9.472cm" style:type="center"/>
          <style:tab-stop style:position="16.999cm" style:type="right"/>
        </style:tab-stops>
      </style:paragraph-properties>
      <style:text-properties style:use-window-font-color="true" style:font-name="Times New Roman" fo:font-size="12pt" fo:language="fr" fo:country="FR" fo:font-weight="normal" officeooo:paragraph-rsid="008897f3" style:font-name-asian="HG Mincho Light J" style:font-size-asian="12pt" style:language-asian="zxx" style:country-asian="none" style:font-weight-asian="normal" style:font-name-complex="Nimbus Sans L" style:font-size-complex="12pt" style:language-complex="zxx" style:country-complex="none" style:font-weight-complex="normal"/>
    </style:style>
    <style:style style:name="P63" style:family="paragraph" style:parent-style-name="Header">
      <style:paragraph-properties>
        <style:tab-stops>
          <style:tab-stop style:position="9.472cm" style:type="center"/>
          <style:tab-stop style:position="16.999cm" style:type="right"/>
        </style:tab-stops>
      </style:paragraph-properties>
      <style:text-properties style:use-window-font-color="true" style:font-name="Times New Roman" fo:font-size="12pt" fo:language="fr" fo:country="FR" fo:font-weight="normal" officeooo:rsid="008897f3" officeooo:paragraph-rsid="008897f3" style:font-name-asian="HG Mincho Light J" style:font-size-asian="12pt" style:language-asian="zxx" style:country-asian="none" style:font-weight-asian="normal" style:font-name-complex="Nimbus Sans L" style:font-size-complex="12pt" style:language-complex="zxx" style:country-complex="none" style:font-weight-complex="normal"/>
    </style:style>
    <style:style style:name="P64" style:family="paragraph" style:parent-style-name="Header">
      <style:paragraph-properties>
        <style:tab-stops>
          <style:tab-stop style:position="9.472cm" style:type="center"/>
          <style:tab-stop style:position="16.999cm" style:type="right"/>
        </style:tab-stops>
      </style:paragraph-properties>
      <style:text-properties style:use-window-font-color="true" style:font-name="Times New Roman" fo:font-size="16pt" fo:language="fr" fo:country="FR" fo:font-weight="normal" officeooo:rsid="008897f3" officeooo:paragraph-rsid="008897f3" style:font-name-asian="HG Mincho Light J" style:font-size-asian="16pt" style:language-asian="zxx" style:country-asian="none" style:font-weight-asian="normal" style:font-name-complex="Nimbus Sans L" style:font-size-complex="16pt" style:language-complex="zxx" style:country-complex="none" style:font-weight-complex="normal"/>
    </style:style>
    <style:style style:name="T1" style:family="text">
      <style:text-properties style:use-window-font-color="true" style:font-name="Times New Roman" fo:language="fr" fo:country="FR" fo:font-weight="normal" officeooo:rsid="002315d4" style:font-name-asian="HG Mincho Light J" style:language-asian="zxx" style:country-asian="none" style:font-weight-asian="normal" style:font-name-complex="Nimbus Sans L" style:language-complex="zxx" style:country-complex="none" style:font-weight-complex="normal"/>
    </style:style>
    <style:style style:name="T2" style:family="text">
      <style:text-properties style:use-window-font-color="true" style:font-name="Times New Roman" fo:font-size="12pt" fo:language="fr" fo:country="FR" fo:font-weight="normal" style:font-name-asian="HG Mincho Light J" style:font-size-asian="12pt" style:language-asian="zxx" style:country-asian="none" style:font-weight-asian="normal" style:font-name-complex="Nimbus Sans L" style:font-size-complex="12pt" style:language-complex="zxx" style:country-complex="none" style:font-weight-complex="normal"/>
    </style:style>
    <style:style style:name="T3" style:family="text">
      <style:text-properties style:use-window-font-color="true" style:font-name="Times New Roman" fo:font-size="12pt" fo:language="fr" fo:country="FR" fo:font-weight="normal" officeooo:rsid="000641e8" style:font-name-asian="HG Mincho Light J" style:font-size-asian="12pt" style:language-asian="zxx" style:country-asian="none" style:font-weight-asian="normal" style:font-name-complex="Nimbus Sans L" style:font-size-complex="12pt" style:language-complex="zxx" style:country-complex="none" style:font-weight-complex="normal"/>
    </style:style>
    <style:style style:name="T4" style:family="text">
      <style:text-properties style:use-window-font-color="true" style:font-name="Times New Roman" fo:font-size="12pt" fo:language="fr" fo:country="FR" fo:font-weight="normal" officeooo:rsid="0024110e" style:font-name-asian="HG Mincho Light J" style:font-size-asian="12pt" style:language-asian="zxx" style:country-asian="none" style:font-weight-asian="normal" style:font-name-complex="Nimbus Sans L" style:font-size-complex="12pt" style:language-complex="zxx" style:country-complex="none" style:font-weight-complex="normal"/>
    </style:style>
    <style:style style:name="T5" style:family="text">
      <style:text-properties style:use-window-font-color="true" style:font-name="Times New Roman" fo:font-size="12pt" fo:language="fr" fo:country="FR" fo:font-weight="normal" officeooo:rsid="002315d4" style:font-name-asian="HG Mincho Light J" style:font-size-asian="12pt" style:language-asian="zxx" style:country-asian="none" style:font-weight-asian="normal" style:font-name-complex="Nimbus Sans L" style:font-size-complex="12pt" style:language-complex="zxx" style:country-complex="none" style:font-weight-complex="normal"/>
    </style:style>
    <style:style style:name="T6" style:family="text">
      <style:text-properties style:use-window-font-color="true" style:font-name="Times New Roman" fo:font-size="16pt" fo:language="fr" fo:country="FR" fo:font-weight="normal" officeooo:rsid="008897f3" style:font-name-asian="HG Mincho Light J" style:font-size-asian="16pt" style:language-asian="zxx" style:country-asian="none" style:font-weight-asian="normal" style:font-name-complex="Nimbus Sans L" style:font-size-complex="16pt" style:language-complex="zxx" style:country-complex="none" style:font-weight-complex="normal"/>
    </style:style>
    <style:style style:name="T7" style:family="text">
      <style:text-properties style:use-window-font-color="true" fo:language="fr" fo:country="FR" fo:font-weight="normal" officeooo:rsid="002315d4" style:font-name-asian="HG Mincho Light J" style:language-asian="zxx" style:country-asian="none" style:font-weight-asian="normal" style:font-name-complex="Nimbus Sans L" style:language-complex="zxx" style:country-complex="none" style:font-weight-complex="normal"/>
    </style:style>
    <style:style style:name="T8" style:family="text">
      <style:text-properties style:use-window-font-color="true" fo:language="fr" fo:country="FR" style:font-name-asian="HG Mincho Light J" style:language-asian="zxx" style:country-asian="none" style:font-weight-asian="bold" style:font-name-complex="Nimbus Sans L" style:language-complex="zxx" style:country-complex="none" style:font-weight-complex="bold"/>
    </style:style>
    <style:style style:name="T9" style:family="text">
      <style:text-properties style:use-window-font-color="true" style:font-name="Arial" fo:language="fr" fo:country="FR" fo:font-style="italic" fo:font-weight="normal" style:font-name-asian="HG Mincho Light J" style:language-asian="zxx" style:country-asian="none" style:font-style-asian="italic" style:font-weight-asian="normal" style:font-name-complex="Nimbus Sans L" style:language-complex="zxx" style:country-complex="none" style:font-style-complex="italic" style:font-weight-complex="normal"/>
    </style:style>
    <style:style style:name="T10" style:family="text">
      <style:text-properties style:use-window-font-color="true" style:font-name="Arial" fo:language="fr" fo:country="FR" fo:font-style="italic" fo:font-weight="normal" officeooo:rsid="002315d4" style:font-name-asian="HG Mincho Light J" style:language-asian="zxx" style:country-asian="none" style:font-style-asian="italic" style:font-weight-asian="normal" style:font-name-complex="Nimbus Sans L" style:language-complex="zxx" style:country-complex="none" style:font-style-complex="italic" style:font-weight-complex="normal"/>
    </style:style>
    <style:style style:name="T11" style:family="text">
      <style:text-properties style:use-window-font-color="true" fo:font-size="16pt" fo:language="fr" fo:country="FR" style:font-name-asian="HG Mincho Light J" style:font-size-asian="16pt" style:language-asian="zxx" style:country-asian="none" style:font-weight-asian="bold" style:font-name-complex="Nimbus Sans L" style:font-size-complex="16pt" style:language-complex="zxx" style:country-complex="none" style:font-weight-complex="bold"/>
    </style:style>
    <style:style style:name="T12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Times New Roman" fo:font-size="12pt" fo:font-weight="normal" officeooo:rsid="000641e8" style:font-size-asian="12pt" style:font-weight-asian="normal" style:font-size-complex="12pt" style:font-weight-complex="normal"/>
    </style:style>
    <style:style style:name="T15" style:family="text">
      <style:text-properties style:font-name="Times New Roman" fo:font-size="12pt" fo:font-weight="normal" officeooo:rsid="002315d4" style:font-size-asian="12pt" style:font-weight-asian="normal" style:font-size-complex="12pt" style:font-weight-complex="normal"/>
    </style:style>
    <style:style style:name="T16" style:family="text">
      <style:text-properties officeooo:rsid="002b75b3"/>
    </style:style>
    <style:style style:name="T17" style:family="text">
      <style:text-properties officeooo:rsid="00172e6e"/>
    </style:style>
    <style:style style:name="T18" style:family="text">
      <style:text-properties officeooo:rsid="00150bbd"/>
    </style:style>
    <style:style style:name="T19" style:family="text">
      <style:text-properties officeooo:rsid="0016edbf"/>
    </style:style>
    <style:style style:name="T20" style:family="text">
      <style:text-properties officeooo:rsid="002cc6fe"/>
    </style:style>
    <style:style style:name="T21" style:family="text">
      <style:text-properties officeooo:rsid="002ec202"/>
    </style:style>
    <style:style style:name="T22" style:family="text">
      <style:text-properties officeooo:rsid="00328cc6"/>
    </style:style>
    <style:style style:name="T23" style:family="text">
      <style:text-properties fo:font-variant="normal" fo:text-transform="none" style:font-name="Courier New" fo:font-size="10pt" fo:letter-spacing="normal" fo:font-style="normal" fo:font-weight="normal" style:font-size-asian="10pt" style:font-size-complex="10pt"/>
    </style:style>
    <style:style style:name="T24" style:family="text">
      <style:text-properties officeooo:rsid="0034abef"/>
    </style:style>
    <style:style style:name="T25" style:family="text">
      <style:text-properties fo:font-weight="bold"/>
    </style:style>
    <style:style style:name="T26" style:family="text">
      <style:text-properties fo:font-weight="bold" officeooo:rsid="0034abef" style:font-weight-asian="bold" style:font-weight-complex="bold"/>
    </style:style>
    <style:style style:name="T27" style:family="text">
      <style:text-properties fo:font-weight="bold" officeooo:rsid="0049ed69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85f128" style:font-weight-asian="normal" style:font-weight-complex="normal"/>
    </style:style>
    <style:style style:name="T30" style:family="text">
      <style:text-properties fo:font-weight="normal" officeooo:rsid="006aa8d0" style:font-weight-asian="normal" style:font-weight-complex="normal"/>
    </style:style>
    <style:style style:name="T31" style:family="text">
      <style:text-properties fo:font-weight="normal" officeooo:rsid="0069a870" style:font-weight-asian="normal" style:font-weight-complex="normal"/>
    </style:style>
    <style:style style:name="T32" style:family="text">
      <style:text-properties fo:font-weight="normal" officeooo:rsid="005c3e39" style:font-weight-asian="normal" style:font-weight-complex="normal"/>
    </style:style>
    <style:style style:name="T33" style:family="text">
      <style:text-properties fo:font-weight="normal" officeooo:rsid="006e5cdc" style:font-weight-asian="normal" style:font-weight-complex="normal"/>
    </style:style>
    <style:style style:name="T34" style:family="text">
      <style:text-properties fo:font-weight="normal" officeooo:rsid="00865428" style:font-weight-asian="normal" style:font-weight-complex="normal"/>
    </style:style>
    <style:style style:name="T35" style:family="text">
      <style:text-properties fo:font-weight="normal" officeooo:rsid="007fa108" style:font-weight-asian="normal" style:font-weight-complex="normal"/>
    </style:style>
    <style:style style:name="T36" style:family="text">
      <style:text-properties fo:font-weight="normal" officeooo:rsid="00801bca" style:font-weight-asian="normal" style:font-weight-complex="normal"/>
    </style:style>
    <style:style style:name="T37" style:family="text">
      <style:text-properties fo:font-weight="normal" officeooo:rsid="0055fcd1" style:font-weight-asian="normal" style:font-weight-complex="normal"/>
    </style:style>
    <style:style style:name="T38" style:family="text">
      <style:text-properties fo:font-weight="normal" officeooo:rsid="0034abef" style:font-weight-asian="normal" style:font-weight-complex="normal"/>
    </style:style>
    <style:style style:name="T39" style:family="text">
      <style:text-properties fo:font-weight="normal" officeooo:rsid="005a8780" style:font-weight-asian="normal" style:font-weight-complex="normal"/>
    </style:style>
    <style:style style:name="T40" style:family="text">
      <style:text-properties fo:font-weight="normal" officeooo:rsid="00641ac5" style:font-weight-asian="normal" style:font-weight-complex="normal"/>
    </style:style>
    <style:style style:name="T41" style:family="text">
      <style:text-properties fo:font-weight="normal" officeooo:rsid="007b5803" style:font-weight-asian="normal" style:font-weight-complex="normal"/>
    </style:style>
    <style:style style:name="T42" style:family="text">
      <style:text-properties fo:font-weight="normal" officeooo:rsid="0087ec52" style:font-weight-asian="normal" style:font-weight-complex="normal"/>
    </style:style>
    <style:style style:name="T43" style:family="text">
      <style:text-properties fo:font-weight="normal" officeooo:rsid="00803a23" style:font-weight-asian="normal" style:font-weight-complex="normal"/>
    </style:style>
    <style:style style:name="T44" style:family="text">
      <style:text-properties fo:font-weight="normal" officeooo:rsid="0056195e" style:font-weight-asian="normal" style:font-weight-complex="normal"/>
    </style:style>
    <style:style style:name="T45" style:family="text">
      <style:text-properties fo:font-weight="normal" officeooo:rsid="003ad37d" style:font-weight-asian="normal" style:font-weight-complex="normal"/>
    </style:style>
    <style:style style:name="T46" style:family="text">
      <style:text-properties fo:font-weight="normal" officeooo:rsid="0049ed69" style:font-weight-asian="normal" style:font-weight-complex="normal"/>
    </style:style>
    <style:style style:name="T47" style:family="text">
      <style:text-properties fo:font-weight="normal" officeooo:rsid="003a17d0" style:font-weight-asian="normal" style:font-weight-complex="normal"/>
    </style:style>
    <style:style style:name="T48" style:family="text">
      <style:text-properties fo:font-weight="normal" officeooo:rsid="003da561" style:font-weight-asian="normal" style:font-weight-complex="normal"/>
    </style:style>
    <style:style style:name="T49" style:family="text">
      <style:text-properties officeooo:rsid="0033be34"/>
    </style:style>
    <style:style style:name="T50" style:family="text">
      <style:text-properties officeooo:rsid="00343d54"/>
    </style:style>
    <style:style style:name="T51" style:family="text">
      <style:text-properties officeooo:rsid="00348c6e"/>
    </style:style>
    <style:style style:name="T52" style:family="text">
      <style:text-properties officeooo:rsid="0036181e"/>
    </style:style>
    <style:style style:name="T53" style:family="text">
      <style:text-properties officeooo:rsid="00380f27"/>
    </style:style>
    <style:style style:name="T54" style:family="text">
      <style:text-properties officeooo:rsid="0038e245"/>
    </style:style>
    <style:style style:name="T55" style:family="text">
      <style:text-properties officeooo:rsid="0079f47c"/>
    </style:style>
    <style:style style:name="T56" style:family="text">
      <style:text-properties officeooo:rsid="007f6cbc"/>
    </style:style>
    <style:style style:name="T57" style:family="text">
      <style:text-properties officeooo:rsid="008231b0"/>
    </style:style>
    <style:style style:name="T58" style:family="text">
      <style:text-properties officeooo:rsid="0085f128"/>
    </style:style>
    <style:style style:name="T59" style:family="text">
      <style:text-properties officeooo:rsid="0058d732"/>
    </style:style>
    <style:style style:name="T60" style:family="text">
      <style:text-properties officeooo:rsid="004b3fad"/>
    </style:style>
    <style:style style:name="T61" style:family="text">
      <style:text-properties fo:background-color="#b4c7dc" loext:char-shading-value="0"/>
    </style:style>
    <style:style style:name="T62" style:family="text">
      <style:text-properties officeooo:rsid="0085f128" fo:background-color="#b4c7dc" loext:char-shading-value="0"/>
    </style:style>
    <style:style style:name="T63" style:family="text">
      <style:text-properties officeooo:rsid="0054111c" fo:background-color="#b4c7dc" loext:char-shading-value="0"/>
    </style:style>
    <style:style style:name="T64" style:family="text">
      <style:text-properties officeooo:rsid="008897f3" fo:background-color="#b4c7dc" loext:char-shading-value="0"/>
    </style:style>
    <style:style style:name="T65" style:family="text">
      <style:text-properties officeooo:rsid="00812a9d" fo:background-color="#b4c7dc" loext:char-shading-value="0"/>
    </style:style>
    <style:style style:name="T66" style:family="text">
      <style:text-properties officeooo:rsid="0064bfbb" fo:background-color="#b4c7dc" loext:char-shading-value="0"/>
    </style:style>
    <style:style style:name="T67" style:family="text">
      <style:text-properties officeooo:rsid="00382a13"/>
    </style:style>
    <style:style style:name="T68" style:family="text">
      <style:text-properties officeooo:rsid="00865428"/>
    </style:style>
    <style:style style:name="T69" style:family="text">
      <style:text-properties officeooo:rsid="00680de0"/>
    </style:style>
    <style:style style:name="T70" style:family="text">
      <style:text-properties officeooo:rsid="0067bafa"/>
    </style:style>
    <style:style style:name="T71" style:family="text">
      <style:text-properties officeooo:rsid="00801bca"/>
    </style:style>
    <style:style style:name="T72" style:family="text">
      <style:text-properties officeooo:rsid="00401cd6"/>
    </style:style>
    <style:style style:name="T73" style:family="text">
      <style:text-properties officeooo:rsid="0087ec52"/>
    </style:style>
    <style:style style:name="T74" style:family="text">
      <style:text-properties officeooo:rsid="003fc639"/>
    </style:style>
    <style:style style:name="T75" style:family="text">
      <style:text-properties officeooo:rsid="003e91a2"/>
    </style:style>
    <style:style style:name="T76" style:family="text">
      <style:text-properties officeooo:rsid="008897f3"/>
    </style:style>
    <style:style style:name="T77" style:family="text">
      <style:text-properties officeooo:rsid="00812a9d"/>
    </style:style>
    <style:style style:name="T78" style:family="text">
      <style:text-properties officeooo:rsid="00708a15"/>
    </style:style>
    <style:style style:name="T79" style:family="text">
      <style:text-properties officeooo:rsid="0070459e"/>
    </style:style>
    <style:style style:name="T80" style:family="text">
      <style:text-properties officeooo:rsid="0073b8a2"/>
    </style:style>
    <style:style style:name="T81" style:family="text">
      <style:text-properties officeooo:rsid="0054111c"/>
    </style:style>
    <style:style style:name="T82" style:family="text">
      <style:text-properties officeooo:rsid="0064bf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tape 1 : </text:p>
      <text:list xml:id="list385245110" text:style-name="L1">
        <text:list-item>
          <text:p text:style-name="P7">Quelle est la dernière version stable de <text:span text:style-name="T18">la </text:span>Debian ?</text:p>
          <text:p text:style-name="P28"><text:span text:style-name="T56">L</text:span>a dernière version stable de Debian est la version Debian 11 Bulleyes.</text:p>
        </text:list-item>
        <text:list-item>
          <text:p text:style-name="P8">Comment installer les extensions invité ?</text:p>
          <text:p text:style-name="P28"><text:span text:style-name="T59">P</text:span>our installer les extensions invités :</text:p>
          <text:list>
            <text:list-item>
              <text:p text:style-name="P28">Devices</text:p>
              <text:list>
                <text:list-item>
                  <text:p text:style-name="P28">Install guest additions</text:p>
                  <text:list>
                    <text:list-item>
                      <text:p text:style-name="P28">Ouvrir un terminal avec le root</text:p>
                      <text:list>
                        <text:list-item>
                          <text:p text:style-name="P28">Se déplacer dans cd/media/cdrom</text:p>
                          <text:list>
                            <text:list-item>
                              <text:p text:style-name="P28">Ouvrir VboxLinuxAdditions.run</text:p>
                              <text:list>
                                <text:list-item>
                                  <text:p text:style-name="P28">Et enfin relancer ( ou reboot )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">Comment configurer une adresse IPv4 fixe ?</text:p>
          <text:p text:style-name="P31">Pour configurer une adresse IPv4 <text:span text:style-name="T60">:</text:span></text:p>
          <text:list>
            <text:list-item>
              <text:p text:style-name="P28"><text:span text:style-name="T60">C</text:span>lic droit</text:p>
              <text:list>
                <text:list-item>
                  <text:p text:style-name="P28">Paramètres</text:p>
                  <text:list>
                    <text:list-item>
                      <text:p text:style-name="P28">Applications</text:p>
                      <text:list>
                        <text:list-item>
                          <text:p text:style-name="P28">Configuration réseau avancée</text:p>
                          <text:list>
                            <text:list-item>
                              <text:p text:style-name="P28">Connexion filaire</text:p>
                              <text:list>
                                <text:list-item>
                                  <text:p text:style-name="P28">Paramètre IPv4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">Dans quel fichier système se situe le nom d’hôte de la machine.</text:p>
          <text:p text:style-name="P28">Il se situe dans le fichier /etc/hostname.</text:p>
        </text:list-item>
        <text:list-item>
          <text:p text:style-name="P9">Quelle commande permet d’afficher le nom d’hôte de votre serveur.</text:p>
          <text:p text:style-name="P28">C’est la commande hostname.</text:p>
        </text:list-item>
        <text:list-item>
          <text:p text:style-name="P9">Quelle commande permet d’afficher la version du noyau Linux ? De la Debian ? </text:p>
          <text:p text:style-name="P28">C’est la commande uname -vo.</text:p>
        </text:list-item>
        <text:list-item>
          <text:p text:style-name="P9">Quelle commande permet d’afficher votre adresse IPv4. </text:p>
          <text:p text:style-name="P28">C’est la commande ipconfig.</text:p>
        </text:list-item>
        <text:list-item>
          <text:p text:style-name="P8">Quel menu de VirtualBox permet de créer un réseau NAT.</text:p>
          <text:p text:style-name="P28"><text:span text:style-name="T24">D</text:span>ans VirtualBox :</text:p>
          <text:list>
            <text:list-item>
              <text:p text:style-name="P28">file</text:p>
              <text:list>
                <text:list-item>
                  <text:p text:style-name="P28">preferences</text:p>
                  <text:list>
                    <text:list-item>
                      <text:p text:style-name="P28">network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A quel endroit doit-on modifier l<text:span text:style-name="T18">a configuration de la machine pour la connecter au réseau NAT ?</text:span></text:p>
          <text:p text:style-name="P28"><text:span text:style-name="T67">I</text:span>l faut se déplacer dans :</text:p>
          <text:list>
            <text:list-item>
              <text:p text:style-name="P28">settings</text:p>
              <text:list>
                <text:list-item>
                  <text:p text:style-name="P28"><text:soft-page-break/>network.</text:p>
                </text:list-item>
              </text:list>
            </text:list-item>
          </text:list>
        </text:list-item>
        <text:list-item>
          <text:p text:style-name="P11">Quelle commande doit-on utiliser pour vérifier l’accès au serveur depuis le client ?</text:p>
          <text:p text:style-name="P57"><text:span text:style-name="T58">C’est la commande : ping </text:span><text:span text:style-name="T29">172 .16.1.254.</text:span></text:p>
        </text:list-item>
      </text:list>
      <text:p text:style-name="P26">Etape 2 : </text:p>
      <text:list xml:id="list1095937003" text:style-name="L2">
        <text:list-item>
          <text:p text:style-name="P12">La commande « dpkg -l »permet de lister les packages installés sur votre Debian, quelle commande va permettre de restreindre l’affichage aux seuls paquets concernant Apache ? <text:s/></text:p>
          <text:p text:style-name="P29">C’est la commande : dpkg -l | grep apache.</text:p>
        </text:list-item>
        <text:list-item>
          <text:p text:style-name="P12"><text:span text:style-name="T17">Quelle commande permet l’installation du serveur Apache</text:span> <text:s text:c="2"/></text:p>
          <text:p text:style-name="P32"><text:span text:style-name="T58">C’est la <text:s/>commande : </text:span>apt-get install apache2.</text:p>
        </text:list-item>
        <text:list-item>
          <text:p text:style-name="P10">Quelle est la version d’Apache <text:s/>installé<text:span text:style-name="T17">e</text:span> ?</text:p>
          <text:p text:style-name="P30"><text:span text:style-name="T24">L</text:span>a version 2,4 d’Apache est installée.</text:p>
        </text:list-item>
        <text:list-item>
          <text:p text:style-name="P10">Quelles commandes permettent de démarrer/<text:span text:style-name="T19">arrêter</text:span>/redémarrer votre serveur Apache ?</text:p>
          <text:p text:style-name="P39">-<text:span text:style-name="T58">Pour actualier le serveur, qui doit donc être ouvert : systemctl reload apache2.</text:span></text:p>
          <text:p text:style-name="P40">-<text:span text:style-name="T58">Pour relancer le serveur :</text:span> systemctl restart apache2.<text:line-break/>-<text:span text:style-name="T58">Pour fermer le serveur :</text:span> systemctl stop apache2.</text:p>
          <text:p text:style-name="P41">-<text:span text:style-name="T58">Pour lancer le serveur : </text:span>systemctl start apache2.</text:p>
        </text:list-item>
        <text:list-item>
          <text:p text:style-name="P10">Lors d’une modification de la configuration un redémarrage est nécessaire, quelle commande va permettre de vérifier la configuration avant un redémarrage ? <text:s/></text:p>
          <text:p text:style-name="P58"><text:span text:style-name="T68">C’est la commande : systemctl restart/reload </text:span><text:span text:style-name="T39">apache2.</text:span></text:p>
        </text:list-item>
        <text:list-item>
          <text:p text:style-name="P13">Quelle URL permet l’accès à la documentation locale d’Apache ?</text:p>
          <text:p text:style-name="P33"><text:span text:style-name="T34">L’url est la suivante :</text:span><text:span text:style-name="T35"> « </text:span><text:span text:style-name="T36">votre</text:span><text:span text:style-name="T37">_site</text:span><text:span text:style-name="T38">/manual.</text:span></text:p>
        </text:list-item>
        <text:list-item>
          <text:p text:style-name="P16">Dans quel dossier trouve t’on les fich<text:span text:style-name="T22">i</text:span>ers de configuration du serveur Apache ?</text:p>
          <text:p text:style-name="P34"><text:span text:style-name="T68">Ils se trouvent dans le dossier</text:span> /<text:span text:style-name="T24">etc/apache2/.</text:span></text:p>
        </text:list-item>
        <text:list-item>
          <text:p text:style-name="P16">Dans quel dossier se trouvent les pages publiées ?</text:p>
          <text:p text:style-name="P34"><text:span text:style-name="T68">Elles se trouvent ans le dossier : </text:span>/<text:span text:style-name="T24">etc/apache2/sites-enabled.</text:span></text:p>
        </text:list-item>
        <text:list-item>
          <text:p text:style-name="P14">A quel groupe doit appartenir l’utilisateur « developer » pour créer et modifier les pages web publiées ? Quel<text:span text:style-name="T16">le</text:span> commande permet d’y parvenir ?`</text:p>
          <text:p text:style-name="P42">C’est la commande : 1) usermod developer -a -G www-data OU 2) adduser developer www-data.</text:p>
        </text:list-item>
        <text:list-item>
          <text:p text:style-name="P16">A la lecture du fichier de configuration principal du serveur web, <text:s/>quel doit être le propriétaire du dossier de publication du serveur web et des fichiers qu’il contient ? Quelle commande permet d’effectuer cette modification ? </text:p>
          <text:p text:style-name="P59"><text:span text:style-name="T68">C’est la commande : chgrp -R www-data </text:span><text:span text:style-name="T32">/</text:span><text:span text:style-name="T33">etc/apache2/conf-* &amp;&amp; chgrp -R www-data /etc/apache2/sites-*.</text:span></text:p>
        </text:list-item>
        <text:list-item>
          <text:p text:style-name="P13">Quel<text:span text:style-name="T20">s sont les droits à affecter aux fichiers du dossier de publication du serveur web ? Quelle commande permet de donner les droits attendus ?</text:span></text:p>
          <text:p text:style-name="P45">C’est la commande : chmod g+rwx /etc/apache2/sites-availables/*.</text:p>
        </text:list-item>
        <text:list-item>
          <text:p text:style-name="P15">Quel fichier de configuration doit être modifié <text:s/>pour ajouter une entête « charset UTF8 » par défaut ?</text:p>
          <text:p text:style-name="P34"><text:span text:style-name="T68">Il faut modifier le fichier : </text:span>/<text:span text:style-name="T72">etc/apache2/conf-available/charset.conf.</text:span></text:p>
        </text:list-item>
      </text:list>
      <text:p text:style-name="P27">Etape <text:span text:style-name="T21">3</text:span> : </text:p>
      <text:list xml:id="list786461815" text:style-name="L3">
        <text:list-item>
          <text:p text:style-name="P17">Quelle commande permet d’installer PHP ?</text:p>
        </text:list-item>
      </text:list>
      <text:list xml:id="list152137889963916" text:continue-list="list1095937003" text:style-name="L2">
        <text:list-header>
          <text:p text:style-name="P47">C’est la commande : apt-get install php.</text:p>
        </text:list-header>
      </text:list>
      <text:list xml:id="list152137416596344" text:continue-list="list786461815" text:style-name="L3">
        <text:list-item>
          <text:p text:style-name="P17">Quelle commande permet de vérifier la version de PHP installée ? Résultat ? </text:p>
        </text:list-item>
      </text:list>
      <text:list xml:id="list152136266757010" text:continue-list="list152137889963916" text:style-name="L2">
        <text:list-header>
          <text:p text:style-name="P48">C’est la commande : php –version.</text:p>
        </text:list-header>
        <text:list-item>
          <text:p text:style-name="P18"><text:soft-page-break/>Dans quel dossier se situe le fichier de configuration de PHP ? Quel est son nom ?</text:p>
          <text:p text:style-name="P35"><text:span text:style-name="T73">C’est dans le dossier : </text:span>/<text:span text:style-name="T24">etc/php/</text:span><text:span text:style-name="T38">version_de_php/php.ini.</text:span></text:p>
        </text:list-item>
        <text:list-item>
          <text:p text:style-name="P18">Quelle directive <text:span text:style-name="T22">de configuration </text:span>doit être modifiée pour afficher les messages d’erreur ?</text:p>
          <text:p text:style-name="P35"><text:span text:style-name="T73">C’est la commande : display_errors = </text:span><text:span text:style-name="T48">value On/Off.</text:span></text:p>
        </text:list-item>
      </text:list>
      <text:p text:style-name="P27">Etape <text:span text:style-name="T21">4</text:span> : </text:p>
      <text:list xml:id="list152136080006843" text:continue-numbering="true" text:style-name="L2">
        <text:list-item>
          <text:p text:style-name="P18">Quelle commande permet d’installer la base de donnée PostgreSql ?</text:p>
          <text:p text:style-name="P47">C’est la commande : apt-get install postgresql.</text:p>
        </text:list-item>
        <text:list-item>
          <text:p text:style-name="P18"><text:s/>Quelle commande permet de vérifier le statut du serveur PostgreSql?</text:p>
          <text:p text:style-name="P47">C’est la commande : systemctl status postgresql.</text:p>
        </text:list-item>
        <text:list-item>
          <text:p text:style-name="P18"><text:s/>Quelle commande permet de lister les paquets PostgreSql installés?</text:p>
          <text:p text:style-name="P47">C’est la commande : dpkg -l | grep postgresql.</text:p>
        </text:list-item>
        <text:list-item>
          <text:p text:style-name="P18"><text:s/>Quelle est la version de PostgreSql installée ? </text:p>
          <text:p text:style-name="P47">C’est la version 13.</text:p>
        </text:list-item>
        <text:list-item>
          <text:p text:style-name="P19"><text:s/>Quel est le port <text:s/>d’écoute de PostgreSql ? </text:p>
          <text:p text:style-name="P49">C’est le port 5432.</text:p>
        </text:list-item>
        <text:list-item>
          <text:p text:style-name="P19">Quelle commande permet d’installer le client PhpPgAdmin?</text:p>
          <text:p text:style-name="P47">C’est la commande : apt-get install phppgadmin.</text:p>
        </text:list-item>
        <text:list-item>
          <text:p text:style-name="P18"><text:s/>La base de donnée Mysql est-elle disponible dans les dépôts officiels Debian? Comment le vérifier ?</text:p>
          <text:p text:style-name="P35"><text:span text:style-name="T73">Oui, la bdd Mysql est disponible, on le vérifie avec la commande : apt-cache search </text:span><text:span text:style-name="T46">mysql</text:span><text:span text:style-name="T27">.</text:span></text:p>
        </text:list-item>
        <text:list-item>
          <text:p text:style-name="P18"><text:s/>Comment télécharger un package <text:s/>« .deb » contenant Mysql? Comment l’installer dans la liste des paquets ?</text:p>
          <text:p text:style-name="P35"><text:span text:style-name="T71">On télécharge avec la commande : dpkg -i </text:span><text:span text:style-name="T47">nom_du_paquet_</text:span><text:span text:style-name="T40">mysql.</text:span></text:p>
        </text:list-item>
        <text:list-item>
          <text:p text:style-name="P18"><text:s/>Après un « update », comment installer le serveur de base de donnée?</text:p>
          <text:p text:style-name="P46">On installe avec la commande : apt-get install default-mysql-server.</text:p>
        </text:list-item>
        <text:list-item>
          <text:p text:style-name="P19">Quelle commande permet de vérifier le statut du serveur Mysql?</text:p>
          <text:p text:style-name="P49">C’est la commande : systemctl status mysql.</text:p>
        </text:list-item>
        <text:list-item>
          <text:p text:style-name="P19"><text:s/>Quelle commande permet de lister les paquets Mysql installés?</text:p>
          <text:p text:style-name="P36"><text:span text:style-name="T73">C’est la commande </text:span>dpkg -l | grep mysql.</text:p>
        </text:list-item>
        <text:list-item>
          <text:p text:style-name="P19"><text:s/>Quelle est la version de Mysql installée ? </text:p>
          <text:p text:style-name="P49">C’est la version 15.1.</text:p>
        </text:list-item>
        <text:list-item>
          <text:p text:style-name="P19"><text:s/>Quel est le port <text:s/>d’écoute de Mysql ? </text:p>
          <text:p text:style-name="P49">C’est le port 3306.</text:p>
        </text:list-item>
        <text:list-item>
          <text:p text:style-name="P19">Quelle commande permet d’installer le client PhpMyAdmin?</text:p>
          <text:p text:style-name="P47">C’est la commande apt-get install phpmyadmin.</text:p>
        </text:list-item>
        <text:list-item>
          <text:p text:style-name="P18"><text:s/>Quelle « URL » permet d’accéder à PhpMyAdmin</text:p>
          <text:p text:style-name="P60"><text:span text:style-name="T42">L’url est le suivant :</text:span><text:span text:style-name="T43"> </text:span><text:span text:style-name="T44">votre_site</text:span><text:span text:style-name="T26">/</text:span><text:span text:style-name="T45">phpmyadmin.</text:span></text:p>
        </text:list-item>
        <text:list-item>
          <text:p text:style-name="P18"><text:s/>Comment construire la base de donnée « TestDb »?</text:p>
          <text:p text:style-name="P35"><text:span text:style-name="T73">C’est la commande : </text:span>mysql --password &lt; test<text:span text:style-name="T74">db</text:span>_mysql.sql.</text:p>
        </text:list-item>
        <text:list-item>
          <text:p text:style-name="P18"><text:s/>Quelle « URL » permet d’accéder à PostgreSql?</text:p>
          <text:p text:style-name="P37"><text:span text:style-name="T43">L’</text:span><text:span text:style-name="T42">url est le suivant :</text:span><text:span text:style-name="T43"> </text:span><text:span text:style-name="T44">votre_site</text:span><text:span text:style-name="T26">/</text:span><text:span text:style-name="T45">phppgadmin.</text:span></text:p>
        </text:list-item>
        <text:list-item>
          <text:p text:style-name="P18"><text:s/>Le compte « root » fonctionne t’il ?</text:p>
          <text:p text:style-name="P50"><text:span text:style-name="T75">L’</text:span>accès du root est restreint.</text:p>
        </text:list-item>
        <text:list-item>
          <text:p text:style-name="P18"><text:s/>Comment ajouter un mot de passe au compte « postgres » créé à l’installation</text:p>
          <text:p text:style-name="P47"><text:soft-page-break/>C’est la commande : passwd postgres.</text:p>
        </text:list-item>
        <text:list-item>
          <text:p text:style-name="P18"><text:s/>Quelle commande permet d’obtenir une console en tant qu’utilisateur <text:s/>« postgres » ?</text:p>
          <text:p text:style-name="P47">C’est la commande : su postgres.</text:p>
        </text:list-item>
        <text:list-item>
          <text:p text:style-name="P18"><text:s/>Quel est le client en ligne de commande de Postgresql?</text:p>
          <text:p text:style-name="P50">C’est le client psql.</text:p>
        </text:list-item>
        <text:list-item>
          <text:p text:style-name="P25"><text:span text:style-name="T21"><text:s/>Quelle <text:s/>commande permet d’ajouter le rôle « root » mot de passe « 123456 » avec les droits de <text:s text:c="2"/>« </text:span><text:span text:style-name="T23">LOGIN SUPERUSER CREATEDB CREATEROLE </text:span><text:span text:style-name="T21">» ?</text:span></text:p>
          <text:p text:style-name="P47">C’est la commande createuser -s -d -r root.</text:p>
        </text:list-item>
        <text:list-item>
          <text:p text:style-name="P18"><text:s/>A partir de phppgadmin, comment construire la base de donnée TestDb?</text:p>
          <text:p text:style-name="P47">1) Se connecter à phppgadmin ;</text:p>
          <text:p text:style-name="P51">2) Créer une base de données ainsi que rentrer les informations</text:p>
          <text:list>
            <text:list-item>
              <text:p text:style-name="P51">cliquer sur la base testdb </text:p>
            </text:list-item>
            <text:list-item>
              <text:p text:style-name="P51">cliquer sur l’onglet SQL</text:p>
            </text:list-item>
            <text:list-item>
              <text:p text:style-name="P50">saisir le code </text:p>
            </text:list-item>
            <text:list-item>
              <text:p text:style-name="P51">lancer</text:p>
            </text:list-item>
          </text:list>
        </text:list-item>
      </text:list>
      <text:p text:style-name="P21">Etape 5 :</text:p>
      <text:list xml:id="list591595089" text:style-name="L4">
        <text:list-item>
          <text:p text:style-name="P20"><text:span text:style-name="T49">L’éditeur Vscode </text:span><text:s/><text:span text:style-name="T49">est</text:span>-<text:span text:style-name="T49">il</text:span> disponible dans les dépôts officiels Debian? Comment le vérifier ?</text:p>
          <text:p text:style-name="P43">L’éditeur Vscode est en effet disponible, on peut le vérifier sur le site officiel de Debian.</text:p>
        </text:list-item>
        <text:list-item>
          <text:p text:style-name="P20">Comment télécharger <text:span text:style-name="T49">et installer le </text:span>package <text:s/>« .deb » contenant <text:span text:style-name="T49">Vscode</text:span>? </text:p>
          <text:p text:style-name="P38"><text:span text:style-name="T68">C’est la commande : dpkg -i </text:span><text:span text:style-name="T40">nom</text:span><text:span text:style-name="T41">package</text:span><text:span text:style-name="T40">.</text:span></text:p>
        </text:list-item>
        <text:list-item>
          <text:p text:style-name="P20"><text:span text:style-name="T49">Quel dossier doit être ajouté à l’espace de travail pour publier les pages PHP sur le serveur</text:span>?</text:p>
          <text:p text:style-name="P43">x</text:p>
        </text:list-item>
        <text:list-item>
          <text:p text:style-name="P20"><text:span text:style-name="T49">Quelle extension permet d’obtenir la coloration syntaxique en php </text:span>?</text:p>
          <text:p text:style-name="P38"><text:span text:style-name="T34">C’est l’e</text:span><text:span text:style-name="T28">xtension </text:span>: Twig Language 2.</text:p>
        </text:list-item>
        <text:list-item>
          <text:p text:style-name="P20"><text:s/><text:span text:style-name="T49">Quelle extension permet de deboguer un code PHP</text:span>?</text:p>
          <text:p text:style-name="P52"><text:span text:style-name="T76">Pour débugger du code</text:span> PHP sur vscode <text:span text:style-name="T76">il faut l’extension PHP debug.</text:span></text:p>
        </text:list-item>
        <text:list-item>
          <text:p text:style-name="P20"><text:span text:style-name="T49">Quel est la différence entre <text:s/>les modes de debogage « Listen  for Xdebug» et « Launch currently open script »</text:span>?</text:p>
          <text:p text:style-name="P53">x</text:p>
        </text:list-item>
        <text:list-item>
          <text:p text:style-name="P20"><text:span text:style-name="T50">Quelle extension du navigateur FireFox facilite l’utilisation de Xdebug</text:span>? <text:span text:style-name="T50">Même question pour Chrome</text:span></text:p>
          <text:p text:style-name="P53">1) Firefox : </text:p>
          <text:list>
            <text:list-item>
              <text:p text:style-name="P53">Xdebug Helper : https://addons.mozilla.org/fr/firefox/addon/xdebug-helper-for-firefox/</text:p>
            </text:list-item>
          </text:list>
          <text:p text:style-name="P53">2) Chrome : </text:p>
          <text:list text:continue-numbering="true">
            <text:list-item>
              <text:p text:style-name="P53">Xdebug Helper : lien pour chrome.</text:p>
            </text:list-item>
          </text:list>
        </text:list-item>
        <text:list-item>
          <text:p text:style-name="P22">Quel est le port d’écoute de Xdebug ?</text:p>
          <text:p text:style-name="P53">C’est le port 9000.</text:p>
        </text:list-item>
        <text:list-item>
          <text:p text:style-name="P22">Quelle est la valeur de la variable « xdebug.mode » affichée par « info.php » ? Dans quel fichier peut-on modifier cette valeur ? </text:p>
          <text:p text:style-name="P53">x</text:p>
        </text:list-item>
        <text:list-item>
          <text:p text:style-name="P22">Quel est le port d’écoute de Xdebug ?</text:p>
          <text:p text:style-name="P55"><text:span text:style-name="T76">C’est l</text:span>e port <text:span text:style-name="T76">9000.</text:span></text:p>
        </text:list-item>
      </text:list>
      <text:p text:style-name="P21">Etape 6 :</text:p>
      <text:list xml:id="list152136792338398" text:continue-numbering="true" text:style-name="L4">
        <text:list-item>
          <text:p text:style-name="P20">Q<text:span text:style-name="T50">uels pilotes PDO sont annoncés disponibles par le script « info.php »</text:span>?</text:p>
          <text:p text:style-name="P54"><text:soft-page-break/>C’est les pilotes : mysql et pgsql.</text:p>
        </text:list-item>
        <text:list-item>
          <text:p text:style-name="P20">Q<text:span text:style-name="T50">uelles lignes doivent être dé-commentées dans le « php.ini » pour activer PDO pour les deux bases de données installées</text:span>?</text:p>
          <text:p text:style-name="P38"><text:span text:style-name="T76">C’est les lignes : </text:span>;e<text:span text:style-name="T80">xtension=pdo_mysql et ;extension=pdo_pgsql.</text:span></text:p>
        </text:list-item>
        <text:list-item>
          <text:p text:style-name="P20"><text:s/><text:span text:style-name="T51">Quelle modification doit être apportée pour changer de base de donnée </text:span>?</text:p>
          <text:p text:style-name="P54">Il faut faire les modifications dans : <text:s/>/var/www/html/testdb.php, changer le $driver pour pgsql ou mysql.</text:p>
        </text:list-item>
      </text:list>
      <text:p text:style-name="P23">Etape 7 :</text:p>
      <text:list xml:id="list152137983251349" text:continue-numbering="true" text:style-name="L4">
        <text:list-item>
          <text:p text:style-name="P20"><text:span text:style-name="T52">Quelle commande permet de générer les certificats x509 nécessaires au protocole « https »</text:span>?</text:p>
          <text:p text:style-name="P38"><text:span text:style-name="T76">C’est la commande : openssl. </text:span></text:p>
        </text:list-item>
        <text:list-item>
          <text:p text:style-name="P20"><text:span text:style-name="T52">Quelle commande permet d’activer le module « ssl » de Apache</text:span>?</text:p>
          <text:p text:style-name="P54">C’est la commande : a2enmod ssl.</text:p>
        </text:list-item>
        <text:list-item>
          <text:p text:style-name="P20"><text:span text:style-name="T52">Sur quel port écoute le protocole https</text:span>? <text:span text:style-name="T52">Dans quel fichier de configuration se trouve l’activation de ce port ? Quel événement active son utilisation ?</text:span></text:p>
          <text:p text:style-name="P54">Avec le port 443, dans : /etc/apache2/sites-availables/000-default.conf, il faut donc remplacer le port 80 par le 443.</text:p>
        </text:list-item>
        <text:list-item>
          <text:p text:style-name="P20">Q<text:span text:style-name="T52">uelle commande permet d’activer le site en https</text:span>?</text:p>
          <text:p text:style-name="P54">C’est la commande : SSL Engine On.</text:p>
        </text:list-item>
      </text:list>
      <text:p text:style-name="P23">Etape 8 :</text:p>
      <text:list xml:id="list152137332650628" text:continue-numbering="true" text:style-name="L4">
        <text:list-item>
          <text:p text:style-name="P20"><text:span text:style-name="T53">Quelle commande permet de vérifier l’installation de paquet « ssh » </text:span>?</text:p>
          <text:p text:style-name="P53">x</text:p>
        </text:list-item>
        <text:list-item>
          <text:p text:style-name="P20"><text:span text:style-name="T53">Quelle commande permet d’installer le serveur « ssh »</text:span>?</text:p>
          <text:p text:style-name="P61"><text:span text:style-name="T76">C’est la commande : </text:span>sudo apt update sudo apt <text:span text:style-name="T28">install openssh</text:span>-server.</text:p>
        </text:list-item>
        <text:list-item>
          <text:p text:style-name="P20"><text:span text:style-name="T53">Quelle commande permet de vérifier le statut du serveur « ssh »</text:span>?</text:p>
          <text:p text:style-name="P38"><text:span text:style-name="T76">C’est la commande : </text:span>sudo service <text:span text:style-name="T28">ssh status</text:span><text:span text:style-name="T25">.</text:span></text:p>
        </text:list-item>
        <text:list-item>
          <text:p text:style-name="P20"><text:span text:style-name="T53">Quel port est utilisé par « ssh »</text:span>? <text:span text:style-name="T53">Quel protocole de couche transport utilise t’il ?</text:span></text:p>
          <text:p text:style-name="P53">Il utilise le port 22.</text:p>
        </text:list-item>
        <text:list-item>
          <text:p text:style-name="P20">Q<text:span text:style-name="T53">uelle commande permet de vérifier si la pile TCP/IP est à l’écoute sur ce port</text:span>?</text:p>
          <text:p text:style-name="P61"><text:span text:style-name="T76">C’est la commande : </text:span>netstat.</text:p>
        </text:list-item>
        <text:list-item>
          <text:p text:style-name="P20"><text:span text:style-name="T53">Ou sont mémorisées les clefs de chiffrage utilisées par ssh</text:span>?</text:p>
          <text:p text:style-name="P38"><text:span text:style-name="T76">Elles sont mémorisées dans </text:span>/<text:span text:style-name="T79">etc/ssh/.</text:span></text:p>
        </text:list-item>
        <text:list-item>
          <text:p text:style-name="P20"><text:s/><text:span text:style-name="T53">Ou est situé le fichier de configuration de « ssh »</text:span>?</text:p>
          <text:p text:style-name="P38"><text:span text:style-name="T76">C’est dans </text:span>/<text:span text:style-name="T78">etc/ssh/ssh_config.</text:span></text:p>
        </text:list-item>
        <text:list-item>
          <text:p text:style-name="P20"><text:s/><text:span text:style-name="T53">Est-il possible de se connecter en tant qu’utilisateur « root »</text:span>?</text:p>
          <text:p text:style-name="P53"><text:span text:style-name="T57">C’</text:span>est impossible</text:p>
        </text:list-item>
        <text:list-item>
          <text:p text:style-name="P20"><text:span text:style-name="T54">Quelle commande « scp » permet de copier un fichier depuis win7 vers le serveur www</text:span>?</text:p>
          <text:p text:style-name="P53">x</text:p>
        </text:list-item>
      </text:list>
      <text:p text:style-name="P23">Etape <text:span text:style-name="T54">9</text:span> :</text:p>
      <text:list xml:id="list152137591989382" text:continue-numbering="true" text:style-name="L4">
        <text:list-item>
          <text:p text:style-name="P24">Quelles configurations permettent de sécuriser « php » ? </text:p>
          <text:p text:style-name="P53">x</text:p>
        </text:list-item>
        <text:list-item>
          <text:p text:style-name="P24">Quelles configurations permettent de sécuriser « apache » ? Dans quel fichier les trouvent-on ?</text:p>
          <text:p text:style-name="P56"><text:span text:style-name="T76">Il faut </text:span>activer SSL <text:span text:style-name="T76">puis les certifications.</text:span></text:p>
        </text:list-item>
        <text:list-item>
          <text:p text:style-name="P24"><text:soft-page-break/>Quelle directive doit être ajoutée à Apache pour rediriger les requêtes de « http » vers « https » ? Ou doit-elle être appliquée ?</text:p>
          <text:p text:style-name="P38"><text:span text:style-name="T68">Il faut utiliser : Redirect permanent /</text:span><text:span text:style-name="T30">https://</text:span><text:span text:style-name="T31">nom_du_site/.</text:span></text:p>
        </text:list-item>
        <text:list-item>
          <text:p text:style-name="P24">Quels sont les fichiers qui contiennent les logs du serveur Apache ? Ou sont-ils mémorisés ?</text:p>
          <text:p text:style-name="P44">Ils se trouvent dans /etc/1.</text:p>
        </text:list-item>
        <text:list-item>
          <text:p text:style-name="P24">Quelle commande permet d’afficher les 10 derniers accès au serveur Apache ?</text:p>
          <text:p text:style-name="P43"><text:span text:style-name="T69">C’</text:span>est la commande : <text:span text:style-name="T70">ail -10 /var/log/apache/access.log.</text:span></text:p>
        </text:list-item>
        <text:list-item>
          <text:p text:style-name="P24">Quelle commande permet de connaître la date du dernier redémarrage du serveur?</text:p>
          <text:p text:style-name="P43">C’est la commande : <text:s/><text:span text:style-name="T55">uptime -s.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HG Mincho Light J" svg:font-family="'HG Mincho Light J', msmincho" style:font-pitch="variable"/>
    <style:font-face style:name="Nimbus Sans L" svg:font-family="'Nimbus Sans L', Arial" style:font-pitch="variable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9.472cm" style:type="center"/>
          <style:tab-stop style:position="16.999cm" style:type="right"/>
        </style:tab-stops>
      </style:paragraph-properties>
      <style:text-properties style:font-name="Liberation Serif" fo:font-size="12pt" fo:font-style="normal" fo:font-weight="bold" officeooo:paragraph-rsid="000641e8" style:font-size-asian="12pt" style:font-style-asian="normal" style:font-size-complex="12pt" style:font-style-complex="normal"/>
    </style:style>
    <style:style style:name="MP2" style:family="paragraph" style:parent-style-name="Header">
      <style:text-properties style:font-name="Arial" fo:font-size="14pt" fo:font-weight="bold" officeooo:paragraph-rsid="000641e8" style:font-size-asian="14pt" style:font-weight-asian="bold" style:font-size-complex="14pt" style:font-weight-complex="bold"/>
    </style:style>
    <style:style style:name="MP3" style:family="paragraph" style:parent-style-name="Header">
      <style:paragraph-properties>
        <style:tab-stops>
          <style:tab-stop style:position="9.499cm" style:type="center"/>
          <style:tab-stop style:position="16.999cm" style:type="right"/>
        </style:tab-stops>
      </style:paragraph-properties>
      <style:text-properties style:font-name="Arial" fo:font-size="14pt" fo:font-weight="bold" officeooo:paragraph-rsid="000641e8" style:font-size-asian="14pt" style:font-weight-asian="bold" style:font-size-complex="14pt" style:font-weight-complex="bold"/>
    </style:style>
    <style:style style:name="MP4" style:family="paragraph" style:parent-style-name="Header">
      <style:paragraph-properties>
        <style:tab-stops>
          <style:tab-stop style:position="9.472cm" style:type="center"/>
          <style:tab-stop style:position="16.999cm" style:type="right"/>
        </style:tab-stops>
      </style:paragraph-properties>
      <style:text-properties style:font-name="Arial" fo:font-size="14pt" fo:font-weight="bold" officeooo:paragraph-rsid="008897f3"/>
    </style:style>
    <style:style style:name="MP5" style:family="paragraph" style:parent-style-name="Header">
      <style:paragraph-properties>
        <style:tab-stops>
          <style:tab-stop style:position="9.472cm" style:type="center"/>
          <style:tab-stop style:position="16.999cm" style:type="right"/>
        </style:tab-stops>
      </style:paragraph-properties>
      <style:text-properties style:use-window-font-color="true" style:font-name="Times New Roman" fo:font-size="12pt" fo:language="fr" fo:country="FR" fo:font-weight="normal" officeooo:paragraph-rsid="008897f3" style:font-name-asian="HG Mincho Light J" style:font-size-asian="12pt" style:language-asian="zxx" style:country-asian="none" style:font-weight-asian="normal" style:font-name-complex="Nimbus Sans L" style:font-size-complex="12pt" style:language-complex="zxx" style:country-complex="none" style:font-weight-complex="normal"/>
    </style:style>
    <style:style style:name="MP6" style:family="paragraph" style:parent-style-name="Header">
      <style:paragraph-properties>
        <style:tab-stops>
          <style:tab-stop style:position="9.472cm" style:type="center"/>
          <style:tab-stop style:position="16.999cm" style:type="right"/>
        </style:tab-stops>
      </style:paragraph-properties>
      <style:text-properties style:use-window-font-color="true" style:font-name="Times New Roman" fo:font-size="12pt" fo:language="fr" fo:country="FR" fo:font-weight="normal" officeooo:rsid="008897f3" officeooo:paragraph-rsid="008897f3" style:font-name-asian="HG Mincho Light J" style:font-size-asian="12pt" style:language-asian="zxx" style:country-asian="none" style:font-weight-asian="normal" style:font-name-complex="Nimbus Sans L" style:font-size-complex="12pt" style:language-complex="zxx" style:country-complex="none" style:font-weight-complex="normal"/>
    </style:style>
    <style:style style:name="MP7" style:family="paragraph" style:parent-style-name="Header">
      <style:paragraph-properties>
        <style:tab-stops>
          <style:tab-stop style:position="9.472cm" style:type="center"/>
          <style:tab-stop style:position="16.999cm" style:type="right"/>
        </style:tab-stops>
      </style:paragraph-properties>
      <style:text-properties style:use-window-font-color="true" style:font-name="Times New Roman" fo:font-size="16pt" fo:language="fr" fo:country="FR" fo:font-weight="normal" officeooo:rsid="008897f3" officeooo:paragraph-rsid="008897f3" style:font-name-asian="HG Mincho Light J" style:font-size-asian="16pt" style:language-asian="zxx" style:country-asian="none" style:font-weight-asian="normal" style:font-name-complex="Nimbus Sans L" style:font-size-complex="16pt" style:language-complex="zxx" style:country-complex="none" style:font-weight-complex="normal"/>
    </style:style>
    <style:style style:name="MT1" style:family="text">
      <style:text-properties style:use-window-font-color="true" style:font-name="Times New Roman" fo:language="fr" fo:country="FR" fo:font-weight="normal" officeooo:rsid="002315d4" style:font-name-asian="HG Mincho Light J" style:language-asian="zxx" style:country-asian="none" style:font-weight-asian="normal" style:font-name-complex="Nimbus Sans L" style:language-complex="zxx" style:country-complex="none" style:font-weight-complex="normal"/>
    </style:style>
    <style:style style:name="MT2" style:family="text">
      <style:text-properties style:use-window-font-color="true" fo:language="fr" fo:country="FR" fo:font-weight="normal" officeooo:rsid="002315d4" style:font-name-asian="HG Mincho Light J" style:language-asian="zxx" style:country-asian="none" style:font-weight-asian="normal" style:font-name-complex="Nimbus Sans L" style:language-complex="zxx" style:country-complex="none" style:font-weight-complex="normal"/>
    </style:style>
    <style:style style:name="MT3" style:family="text">
      <style:text-properties style:use-window-font-color="true" fo:language="fr" fo:country="FR" style:font-name-asian="HG Mincho Light J" style:language-asian="zxx" style:country-asian="none" style:font-weight-asian="bold" style:font-name-complex="Nimbus Sans L" style:language-complex="zxx" style:country-complex="none" style:font-weight-complex="bold"/>
    </style:style>
    <style:style style:name="MT4" style:family="text">
      <style:text-properties style:use-window-font-color="true" style:font-name="Arial" fo:language="fr" fo:country="FR" fo:font-style="italic" fo:font-weight="normal" officeooo:rsid="002315d4" style:font-name-asian="HG Mincho Light J" style:language-asian="zxx" style:country-asian="none" style:font-style-asian="italic" style:font-weight-asian="normal" style:font-name-complex="Nimbus Sans L" style:language-complex="zxx" style:country-complex="none" style:font-style-complex="italic" style:font-weight-complex="normal"/>
    </style:style>
    <style:style style:name="MT5" style:family="text">
      <style:text-properties style:use-window-font-color="true" style:font-name="Arial" fo:language="fr" fo:country="FR" fo:font-style="italic" fo:font-weight="normal" style:font-name-asian="HG Mincho Light J" style:language-asian="zxx" style:country-asian="none" style:font-style-asian="italic" style:font-weight-asian="normal" style:font-name-complex="Nimbus Sans L" style:language-complex="zxx" style:country-complex="none" style:font-style-complex="italic" style:font-weight-complex="normal"/>
    </style:style>
    <style:style style:name="MT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T7" style:family="text">
      <style:text-properties style:font-name="Times New Roman" fo:font-size="12pt" fo:font-weight="normal" officeooo:rsid="000641e8" style:font-size-asian="12pt" style:font-weight-asian="normal" style:font-size-complex="12pt" style:font-weight-complex="normal"/>
    </style:style>
    <style:style style:name="MT8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9" style:family="text">
      <style:text-properties style:font-name="Times New Roman" fo:font-size="12pt" fo:font-weight="normal" officeooo:rsid="002315d4" style:font-size-asian="12pt" style:font-weight-asian="normal" style:font-size-complex="12pt" style:font-weight-complex="normal"/>
    </style:style>
    <style:style style:name="MT10" style:family="text">
      <style:text-properties officeooo:rsid="002b75b3"/>
    </style:style>
    <style:style style:name="MT11" style:family="text">
      <style:text-properties style:use-window-font-color="true" style:font-name="Times New Roman" fo:font-size="12pt" fo:language="fr" fo:country="FR" fo:font-weight="normal" officeooo:rsid="000641e8" style:font-name-asian="HG Mincho Light J" style:font-size-asian="12pt" style:language-asian="zxx" style:country-asian="none" style:font-weight-asian="normal" style:font-name-complex="Nimbus Sans L" style:font-size-complex="12pt" style:language-complex="zxx" style:country-complex="none" style:font-weight-complex="normal"/>
    </style:style>
    <style:style style:name="MT12" style:family="text">
      <style:text-properties style:use-window-font-color="true" style:font-name="Times New Roman" fo:font-size="12pt" fo:language="fr" fo:country="FR" fo:font-weight="normal" officeooo:rsid="0024110e" style:font-name-asian="HG Mincho Light J" style:font-size-asian="12pt" style:language-asian="zxx" style:country-asian="none" style:font-weight-asian="normal" style:font-name-complex="Nimbus Sans L" style:font-size-complex="12pt" style:language-complex="zxx" style:country-complex="none" style:font-weight-complex="normal"/>
    </style:style>
    <style:style style:name="MT13" style:family="text">
      <style:text-properties style:use-window-font-color="true" style:font-name="Times New Roman" fo:font-size="12pt" fo:language="fr" fo:country="FR" fo:font-weight="normal" style:font-name-asian="HG Mincho Light J" style:font-size-asian="12pt" style:language-asian="zxx" style:country-asian="none" style:font-weight-asian="normal" style:font-name-complex="Nimbus Sans L" style:font-size-complex="12pt" style:language-complex="zxx" style:country-complex="none" style:font-weight-complex="normal"/>
    </style:style>
    <style:style style:name="MT14" style:family="text">
      <style:text-properties style:use-window-font-color="true" style:font-name="Times New Roman" fo:font-size="12pt" fo:language="fr" fo:country="FR" fo:font-weight="normal" officeooo:rsid="002315d4" style:font-name-asian="HG Mincho Light J" style:font-size-asian="12pt" style:language-asian="zxx" style:country-asian="none" style:font-weight-asian="normal" style:font-name-complex="Nimbus Sans L" style:font-size-complex="12pt" style:language-complex="zxx" style:country-complex="none" style:font-weight-complex="normal"/>
    </style:style>
    <style:style style:name="MT15" style:family="text">
      <style:text-properties style:use-window-font-color="true" style:font-name="Times New Roman" fo:font-size="16pt" fo:language="fr" fo:country="FR" fo:font-weight="normal" officeooo:rsid="008897f3" style:font-name-asian="HG Mincho Light J" style:font-size-asian="16pt" style:language-asian="zxx" style:country-asian="none" style:font-weight-asian="normal" style:font-name-complex="Nimbus Sans L" style:font-size-complex="16pt" style:language-complex="zxx" style:country-complex="none" style:font-weight-complex="normal"/>
    </style:style>
    <style:style style:name="MT16" style:family="text">
      <style:text-properties style:use-window-font-color="true" fo:font-size="16pt" fo:language="fr" fo:country="FR" style:font-name-asian="HG Mincho Light J" style:font-size-asian="16pt" style:language-asian="zxx" style:country-asian="none" style:font-weight-asian="bold" style:font-name-complex="Nimbus Sans L" style:font-size-complex="16pt" style:language-complex="zxx" style:country-complex="none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BUT1-INFO1-SAE02.3 Services Réseaux</text:span><text:span text:style-name="MT2"><text:tab/></text:span><text:span text:style-name="MT3"><text:tab/></text:span><text:span text:style-name="MT4">D.Dussart</text:span><text:span text:style-name="MT5"> </text:span></text:p>
      </style:header>
      <loext:header-first>
        <text:p text:style-name="MP2">IUT du Littoral Côte d'Opale<text:tab/><text:tab/><text:span text:style-name="MT6">D.Dussart</text:span></text:p>
        <text:p text:style-name="MP3"><text:span text:style-name="MT7">B</text:span><text:span text:style-name="MT8">UT Informatique - S</text:span><text:span text:style-name="MT9">2</text:span><text:tab/><text:span text:style-name="MT10">Questionnaire de suivi</text:span></text:p>
        <text:p text:style-name="MP4"><text:span text:style-name="MT11">SAE2.</text:span><text:span text:style-name="MT12">0</text:span><text:span text:style-name="MT11">3 </text:span><text:span text:style-name="MT13">– </text:span><text:span text:style-name="MT11">Service</text:span><text:span text:style-name="MT14">s</text:span><text:span text:style-name="MT11"> </text:span><text:span text:style-name="MT13">réseau</text:span><text:span text:style-name="MT14">x</text:span><text:span text:style-name="MT13"> </text:span></text:p>
        <text:p text:style-name="MP5"/>
        <text:p text:style-name="MP6">Travail de :</text:p>
        <text:p text:style-name="MP7">AMZIL Marwane TPD</text:p>
        <text:p text:style-name="MP4"><text:span text:style-name="MT15">HURDEBOURCQ Paul TPB</text:span><text:span text:style-name="MT16"><text:tab/> </text:span></text:p>
      </loext:header-first>
      <style:footer>
        <text:p text:style-name="Footer"><text:date style:data-style-name="N30" text:date-value="2022-04-15T14:33:08.820000062" text:fixed="true">15/04/2022</text:date><text:tab/><text:tab/><text:page-number text:select-page="current">4</text:page-number>/<text:page-count>6</text:page-count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5T14:33:09.113000000</meta:creation-date>
    <meta:editing-duration>PT11M43S</meta:editing-duration>
    <meta:editing-cycles>3</meta:editing-cycles>
    <meta:generator>LibreOffice/6.2.8.2$Windows_X86_64 LibreOffice_project/f82ddfca21ebc1e222a662a32b25c0c9d20169ee</meta:generator>
    <dc:date>2022-04-15T15:21:35.760000000</dc:date>
    <meta:document-statistic meta:table-count="0" meta:image-count="0" meta:object-count="0" meta:page-count="6" meta:paragraph-count="206" meta:word-count="1934" meta:character-count="10859" meta:non-whitespace-character-count="9246"/>
  </office:meta>
</office:document-meta>
</file>